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4.8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&quot;0000000&quot; &amp; TEXT(ROW();&quot;000&quot;)" office:value-type="string" office:string-value="0000000001" calcext:value-type="string">
            <text:p>0000000001</text:p>
          </table:table-cell>
          <table:table-cell office:value-type="string" calcext:value-type="string">
            <text:p>Села по Србији су опустела.</text:p>
          </table:table-cell>
        </table:table-row>
        <table:table-row table:style-name="ro1">
          <table:table-cell table:formula="of:=&quot;0000000&quot; &amp; TEXT(ROW();&quot;000&quot;)" office:value-type="string" office:string-value="0000000002" calcext:value-type="string">
            <text:p>0000000002</text:p>
          </table:table-cell>
          <table:table-cell office:value-type="string" calcext:value-type="string">
            <text:p>Нема људи да преносе сећања на људе и догађаје.</text:p>
          </table:table-cell>
        </table:table-row>
        <table:table-row table:style-name="ro1">
          <table:table-cell table:formula="of:=&quot;0000000&quot; &amp; TEXT(ROW();&quot;000&quot;)" office:value-type="string" office:string-value="0000000003" calcext:value-type="string">
            <text:p>0000000003</text:p>
          </table:table-cell>
          <table:table-cell office:value-type="string" calcext:value-type="string">
            <text:p>Само су још гробља остала.</text:p>
          </table:table-cell>
        </table:table-row>
        <table:table-row table:style-name="ro1">
          <table:table-cell table:formula="of:=&quot;0000000&quot; &amp; TEXT(ROW();&quot;000&quot;)" office:value-type="string" office:string-value="0000000004" calcext:value-type="string">
            <text:p>0000000004</text:p>
          </table:table-cell>
          <table:table-cell office:value-type="string" calcext:value-type="string">
            <text:p>Надгробни споменици још стоје као камени сведоци постојања људи.</text:p>
          </table:table-cell>
        </table:table-row>
        <table:table-row table:style-name="ro1">
          <table:table-cell table:formula="of:=&quot;0000000&quot; &amp; TEXT(ROW();&quot;000&quot;)" office:value-type="string" office:string-value="0000000005" calcext:value-type="string">
            <text:p>0000000005</text:p>
          </table:table-cell>
          <table:table-cell office:value-type="string" calcext:value-type="string">
            <text:p>Народ је устао.</text:p>
          </table:table-cell>
        </table:table-row>
        <table:table-row table:style-name="ro1">
          <table:table-cell table:formula="of:=&quot;0000000&quot; &amp; TEXT(ROW();&quot;000&quot;)" office:value-type="string" office:string-value="0000000006" calcext:value-type="string">
            <text:p>0000000006</text:p>
          </table:table-cell>
          <table:table-cell office:value-type="string" calcext:value-type="string">
            <text:p>Више није могао да трпи тиранију.</text:p>
          </table:table-cell>
        </table:table-row>
        <table:table-row table:style-name="ro1">
          <table:table-cell table:formula="of:=&quot;0000000&quot; &amp; TEXT(ROW();&quot;000&quot;)" office:value-type="string" office:string-value="0000000007" calcext:value-type="string">
            <text:p>0000000007</text:p>
          </table:table-cell>
          <table:table-cell office:value-type="string" calcext:value-type="string">
            <text:p>Уједињени, кренули су у обрачун тражећи слободу и демократију.</text:p>
          </table:table-cell>
        </table:table-row>
        <table:table-row table:style-name="ro1">
          <table:table-cell table:formula="of:=&quot;0000000&quot; &amp; TEXT(ROW();&quot;000&quot;)" office:value-type="string" office:string-value="0000000008" calcext:value-type="string">
            <text:p>0000000008</text:p>
          </table:table-cell>
          <table:table-cell office:value-type="string" calcext:value-type="string">
            <text:p>И успели су! </text:p>
          </table:table-cell>
        </table:table-row>
        <table:table-row table:style-name="ro1">
          <table:table-cell table:formula="of:=&quot;0000000&quot; &amp; TEXT(ROW();&quot;000&quot;)" office:value-type="string" office:string-value="0000000009" calcext:value-type="string">
            <text:p>0000000009</text:p>
          </table:table-cell>
          <table:table-cell office:value-type="string" calcext:value-type="string">
            <text:p>Тиран је био сатеран у ћошак.</text:p>
          </table:table-cell>
        </table:table-row>
        <table:table-row table:style-name="ro1">
          <table:table-cell table:formula="of:=&quot;0000000&quot; &amp; TEXT(ROW();&quot;000&quot;)" office:value-type="string" office:string-value="0000000010" calcext:value-type="string">
            <text:p>0000000010</text:p>
          </table:table-cell>
          <table:table-cell office:value-type="string" calcext:value-type="string">
            <text:p>Није више имао одступницу. Затражио је преговоре са устаницима.</text:p>
          </table:table-cell>
        </table:table-row>
        <table:table-row table:style-name="ro1">
          <table:table-cell table:formula="of:=&quot;0000000&quot; &amp; TEXT(ROW();&quot;000&quot;)" office:value-type="string" office:string-value="0000000011" calcext:value-type="string">
            <text:p>0000000011</text:p>
          </table:table-cell>
          <table:table-cell office:value-type="string" calcext:value-type="string">
            <text:p>Пристао је на све њихове захтеве.</text:p>
          </table:table-cell>
        </table:table-row>
        <table:table-row table:style-name="ro1">
          <table:table-cell table:formula="of:=&quot;0000000&quot; &amp; TEXT(ROW();&quot;000&quot;)" office:value-type="string" office:string-value="0000000012" calcext:value-type="string">
            <text:p>0000000012</text:p>
          </table:table-cell>
          <table:table-cell office:value-type="string" calcext:value-type="string">
            <text:p>Спровешће слободне и демократске изборе, одступиће са власти и предати је ономе кога народ демократски изабере.</text:p>
          </table:table-cell>
        </table:table-row>
        <table:table-row table:style-name="ro1">
          <table:table-cell table:formula="of:=&quot;0000000&quot; &amp; TEXT(ROW();&quot;000&quot;)" office:value-type="string" office:string-value="0000000013" calcext:value-type="string">
            <text:p>0000000013</text:p>
          </table:table-cell>
          <table:table-cell office:value-type="string" calcext:value-type="string">
            <text:p>Имао је само један захтев.</text:p>
          </table:table-cell>
        </table:table-row>
        <table:table-row table:style-name="ro1">
          <table:table-cell table:formula="of:=&quot;0000000&quot; &amp; TEXT(ROW();&quot;000&quot;)" office:value-type="string" office:string-value="0000000014" calcext:value-type="string">
            <text:p>0000000014</text:p>
          </table:table-cell>
          <table:table-cell office:value-type="string" calcext:value-type="string">
            <text:p>Да не робија.</text:p>
          </table:table-cell>
        </table:table-row>
        <table:table-row table:style-name="ro1">
          <table:table-cell table:formula="of:=&quot;0000000&quot; &amp; TEXT(ROW();&quot;000&quot;)" office:value-type="string" office:string-value="0000000015" calcext:value-type="string">
            <text:p>0000000015</text:p>
          </table:table-cell>
          <table:table-cell office:value-type="string" calcext:value-type="string">
            <text:p>Пристали су.</text:p>
          </table:table-cell>
        </table:table-row>
        <table:table-row table:style-name="ro1">
          <table:table-cell table:formula="of:=&quot;0000000&quot; &amp; TEXT(ROW();&quot;000&quot;)" office:value-type="string" office:string-value="0000000016" calcext:value-type="string">
            <text:p>0000000016</text:p>
          </table:table-cell>
          <table:table-cell office:value-type="string" calcext:value-type="string">
            <text:p>И беху слободни демократски избори, и изабра народ нову власт.</text:p>
          </table:table-cell>
        </table:table-row>
        <table:table-row table:style-name="ro1">
          <table:table-cell table:formula="of:=&quot;0000000&quot; &amp; TEXT(ROW();&quot;000&quot;)" office:value-type="string" office:string-value="0000000017" calcext:value-type="string">
            <text:p>0000000017</text:p>
          </table:table-cell>
          <table:table-cell office:value-type="string" calcext:value-type="string">
            <text:p>И прво што је та власт урадила је да је законом увела смртну казну.</text:p>
          </table:table-cell>
        </table:table-row>
        <table:table-row table:style-name="ro1">
          <table:table-cell table:formula="of:=&quot;0000000&quot; &amp; TEXT(ROW();&quot;000&quot;)" office:value-type="string" office:string-value="0000000018" calcext:value-type="string">
            <text:p>0000000018</text:p>
          </table:table-cell>
          <table:table-cell office:value-type="string" calcext:value-type="string">
            <text:p>Тиран није робијао.</text:p>
          </table:table-cell>
        </table:table-row>
        <table:table-row table:style-name="ro1">
          <table:table-cell table:formula="of:=&quot;0000000&quot; &amp; TEXT(ROW();&quot;000&quot;)" office:value-type="string" office:string-value="0000000019" calcext:value-type="string">
            <text:p>0000000019</text:p>
          </table:table-cell>
          <table:table-cell office:value-type="string" calcext:value-type="string">
            <text:p>Ужичка комплет лепиња</text:p>
          </table:table-cell>
        </table:table-row>
        <table:table-row table:style-name="ro1">
          <table:table-cell table:formula="of:=&quot;0000000&quot; &amp; TEXT(ROW();&quot;000&quot;)" office:value-type="string" office:string-value="0000000020" calcext:value-type="string">
            <text:p>0000000020</text:p>
          </table:table-cell>
          <table:table-cell office:value-type="string" calcext:value-type="string">
            <text:p>Некад сам суботом волео да кад је лепо сунчано јутро, нарочито у пролеће, одем и купим комплет лепињу за доручак.</text:p>
          </table:table-cell>
        </table:table-row>
        <table:table-row table:style-name="ro1">
          <table:table-cell table:formula="of:=&quot;0000000&quot; &amp; TEXT(ROW();&quot;000&quot;)" office:value-type="string" office:string-value="0000000021" calcext:value-type="string">
            <text:p>0000000021</text:p>
          </table:table-cell>
          <table:table-cell office:value-type="string" calcext:value-type="string">
            <text:p>Па онда седнем у неки парк на клупицу, распакујем лепињу и ставим је поред себе.</text:p>
          </table:table-cell>
        </table:table-row>
        <table:table-row table:style-name="ro1">
          <table:table-cell table:formula="of:=&quot;0000000&quot; &amp; TEXT(ROW();&quot;000&quot;)" office:value-type="string" office:string-value="0000000022" calcext:value-type="string">
            <text:p>0000000022</text:p>
          </table:table-cell>
          <table:table-cell office:value-type="string" calcext:value-type="string">
            <text:p>Узмем поклопац, откинем комад па га умочим у лепињу, онако са три прста, да се добро натопи и онда то ставим у уста и са ужитком дуго и лагано жваћем не би ли осетио чулом укуса све до задњег молекула.</text:p>
          </table:table-cell>
        </table:table-row>
        <table:table-row table:style-name="ro1">
          <table:table-cell table:formula="of:=&quot;0000000&quot; &amp; TEXT(ROW();&quot;000&quot;)" office:value-type="string" office:string-value="0000000023" calcext:value-type="string">
            <text:p>0000000023</text:p>
          </table:table-cell>
          <table:table-cell office:value-type="string" calcext:value-type="string">
            <text:p>И тако комад по комад прво би отишао поклопац.</text:p>
          </table:table-cell>
        </table:table-row>
        <table:table-row table:style-name="ro1">
          <table:table-cell table:formula="of:=&quot;0000000&quot; &amp; TEXT(ROW();&quot;000&quot;)" office:value-type="string" office:string-value="0000000024" calcext:value-type="string">
            <text:p>0000000024</text:p>
          </table:table-cell>
          <table:table-cell office:value-type="string" calcext:value-type="string">
            <text:p>Онда бих прешао на главно јело. </text:p>
          </table:table-cell>
        </table:table-row>
        <table:table-row table:style-name="ro1">
          <table:table-cell table:formula="of:=&quot;0000000&quot; &amp; TEXT(ROW();&quot;000&quot;)" office:value-type="string" office:string-value="0000000025" calcext:value-type="string">
            <text:p>0000000025</text:p>
          </table:table-cell>
          <table:table-cell office:value-type="string" calcext:value-type="string">
            <text:p>Пошто је претоп (моча) већ у доброј мери отишао са поклопцем, сада могу да кидам саму лепињу без бојазни да би се нешто просуло или капало.</text:p>
          </table:table-cell>
        </table:table-row>
        <table:table-row table:style-name="ro1">
          <table:table-cell table:formula="of:=&quot;0000000&quot; &amp; TEXT(ROW();&quot;000&quot;)" office:value-type="string" office:string-value="0000000026" calcext:value-type="string">
            <text:p>0000000026</text:p>
          </table:table-cell>
          <table:table-cell office:value-type="string" calcext:value-type="string">
            <text:p>Откидао бих крајку по крајку и јео.</text:p>
          </table:table-cell>
        </table:table-row>
        <table:table-row table:style-name="ro1">
          <table:table-cell table:formula="of:=&quot;0000000&quot; &amp; TEXT(ROW();&quot;000&quot;)" office:value-type="string" office:string-value="0000000027" calcext:value-type="string">
            <text:p>0000000027</text:p>
          </table:table-cell>
          <table:table-cell office:value-type="string" calcext:value-type="string">
            <text:p>Увек прво једем корицу, онако благо запечену и хрскаву а опет сочну од моце коју пекари зналци нарочито сипају по ивици баш уз корицу. </text:p>
          </table:table-cell>
        </table:table-row>
        <table:table-row table:style-name="ro1">
          <table:table-cell table:formula="of:=&quot;0000000&quot; &amp; TEXT(ROW();&quot;000&quot;)" office:value-type="string" office:string-value="0000000028" calcext:value-type="string">
            <text:p>0000000028</text:p>
          </table:table-cell>
          <table:table-cell office:value-type="string" calcext:value-type="string">
            <text:p>То је сланији део лепиње који те разбуди ако си још поспан.</text:p>
          </table:table-cell>
        </table:table-row>
        <table:table-row table:style-name="ro1">
          <table:table-cell table:formula="of:=&quot;0000000&quot; &amp; TEXT(ROW();&quot;000&quot;)" office:value-type="string" office:string-value="0000000029" calcext:value-type="string">
            <text:p>0000000029</text:p>
          </table:table-cell>
          <table:table-cell office:value-type="string" calcext:value-type="string">
            <text:p>Уједно, корица ти и задовољи ону неутажну јутарњу глад која, ако подуже чекаш у реду за лепињу, прелази и у благи бол у желудцу.</text:p>
          </table:table-cell>
        </table:table-row>
        <table:table-row table:style-name="ro1">
          <table:table-cell table:formula="of:=&quot;0000000&quot; &amp; TEXT(ROW();&quot;000&quot;)" office:value-type="string" office:string-value="0000000030" calcext:value-type="string">
            <text:p>0000000030</text:p>
          </table:table-cell>
          <table:table-cell office:value-type="string" calcext:value-type="string">
            <text:p>Корица те таман засити толико да престанеш да једеш халапљиво.</text:p>
          </table:table-cell>
        </table:table-row>
        <table:table-row table:style-name="ro1">
          <table:table-cell table:formula="of:=&quot;0000000&quot; &amp; TEXT(ROW();&quot;000&quot;)" office:value-type="string" office:string-value="0000000031" calcext:value-type="string">
            <text:p>0000000031</text:p>
          </table:table-cell>
          <table:table-cell office:value-type="string" calcext:value-type="string">
            <text:p>И тако, кад поједем и корицу, на пекарском папиру поред мене остаје само средина.</text:p>
          </table:table-cell>
        </table:table-row>
        <table:table-row table:style-name="ro1">
          <table:table-cell table:formula="of:=&quot;0000000&quot; &amp; TEXT(ROW();&quot;000&quot;)" office:value-type="string" office:string-value="0000000032" calcext:value-type="string">
            <text:p>0000000032</text:p>
          </table:table-cell>
          <table:table-cell office:value-type="string" calcext:value-type="string">
            <text:p>Најсочнији део лепиње.</text:p>
          </table:table-cell>
        </table:table-row>
        <table:table-row table:style-name="ro1">
          <table:table-cell table:formula="of:=&quot;0000000&quot; &amp; TEXT(ROW();&quot;000&quot;)" office:value-type="string" office:string-value="0000000033" calcext:value-type="string">
            <text:p>0000000033</text:p>
          </table:table-cell>
          <table:table-cell office:value-type="string" calcext:value-type="string">
            <text:p>Глад ме је већ прошла и овај део остаје као чисти ужитак.</text:p>
          </table:table-cell>
        </table:table-row>
        <table:table-row table:style-name="ro1">
          <table:table-cell table:formula="of:=&quot;0000000&quot; &amp; TEXT(ROW();&quot;000&quot;)" office:value-type="string" office:string-value="0000000034" calcext:value-type="string">
            <text:p>0000000034</text:p>
          </table:table-cell>
          <table:table-cell office:value-type="string" calcext:value-type="string">
            <text:p>Откидам комад по комад и препуштам се укусу.</text:p>
          </table:table-cell>
        </table:table-row>
        <table:table-row table:style-name="ro1">
          <table:table-cell table:formula="of:=&quot;0000000&quot; &amp; TEXT(ROW();&quot;000&quot;)" office:value-type="string" office:string-value="0000000035" calcext:value-type="string">
            <text:p>0000000035</text:p>
          </table:table-cell>
          <table:table-cell office:value-type="string" calcext:value-type="string">
            <text:p>Овај део лепиње се просто топи у устима.</text:p>
          </table:table-cell>
        </table:table-row>
        <table:table-row table:style-name="ro1">
          <table:table-cell table:formula="of:=&quot;0000000&quot; &amp; TEXT(ROW();&quot;000&quot;)" office:value-type="string" office:string-value="0000000036" calcext:value-type="string">
            <text:p>0000000036</text:p>
          </table:table-cell>
          <table:table-cell office:value-type="string" calcext:value-type="string">
            <text:p>Ту нема шта да се жваће, хлеб је у потпуности натопљен претопом, јајетом и кајмаком у јединствену масу чврсту таман толико да само што се не распадне међу прстима.</text:p>
          </table:table-cell>
        </table:table-row>
        <table:table-row table:style-name="ro1">
          <table:table-cell table:formula="of:=&quot;0000000&quot; &amp; TEXT(ROW();&quot;000&quot;)" office:value-type="string" office:string-value="0000000037" calcext:value-type="string">
            <text:p>0000000037</text:p>
          </table:table-cell>
          <table:table-cell office:value-type="string" calcext:value-type="string">
            <text:p>Како нисам неки љубитељ замашћивања прстију док једем, нарочито овако на клупици у парку, онда средину откидам само у почетку, док још има крајева довољно чврстих и мање масних.</text:p>
          </table:table-cell>
        </table:table-row>
        <table:table-row table:style-name="ro1">
          <table:table-cell table:formula="of:=&quot;0000000&quot; &amp; TEXT(ROW();&quot;000&quot;)" office:value-type="string" office:string-value="0000000038" calcext:value-type="string">
            <text:p>0000000038</text:p>
          </table:table-cell>
          <table:table-cell office:value-type="string" calcext:value-type="string">
            <text:p>Када остане баш сама средина, то узмем цело, пресавијем и једем као сендвич.</text:p>
          </table:table-cell>
        </table:table-row>
        <table:table-row table:style-name="ro1">
          <table:table-cell table:formula="of:=&quot;0000000&quot; &amp; TEXT(ROW();&quot;000&quot;)" office:value-type="string" office:string-value="0000000039" calcext:value-type="string">
            <text:p>0000000039</text:p>
          </table:table-cell>
          <table:table-cell office:value-type="string" calcext:value-type="string">
            <text:p>Ма колико био хедониста обично у овом тренутку преовлада незасистост и цео комад просто прогутам уместо да у њему натенане уживам.</text:p>
          </table:table-cell>
        </table:table-row>
        <table:table-row table:style-name="ro1">
          <table:table-cell table:formula="of:=&quot;0000000&quot; &amp; TEXT(ROW();&quot;000&quot;)" office:value-type="string" office:string-value="0000000040" calcext:value-type="string">
            <text:p>0000000040</text:p>
          </table:table-cell>
          <table:table-cell office:value-type="string" calcext:value-type="string">
            <text:p>Шта ћу, то је просто јаче од мене.</text:p>
          </table:table-cell>
        </table:table-row>
        <table:table-row table:style-name="ro1">
          <table:table-cell table:formula="of:=&quot;0000000&quot; &amp; TEXT(ROW();&quot;000&quot;)" office:value-type="string" office:string-value="0000000041" calcext:value-type="string">
            <text:p>0000000041</text:p>
          </table:table-cell>
          <table:table-cell office:value-type="string" calcext:value-type="string">
            <text:p>А има нешто и у томе што је средина толико натопљена да, кад загризеш, то почне да цури на све стране па немаш другог избора него да што пре изједеш да се не би усвињио.</text:p>
          </table:table-cell>
        </table:table-row>
        <table:table-row table:style-name="ro1">
          <table:table-cell table:formula="of:=&quot;0000000&quot; &amp; TEXT(ROW();&quot;000&quot;)" office:value-type="string" office:string-value="0000000042" calcext:value-type="string">
            <text:p>0000000042</text:p>
          </table:table-cell>
          <table:table-cell office:value-type="string" calcext:value-type="string">
            <text:p>И на крају, обавезно покупим и најситнију мрвицу ако је остала на папиру и све то педантно позобам.</text:p>
          </table:table-cell>
        </table:table-row>
        <table:table-row table:style-name="ro1">
          <table:table-cell table:formula="of:=&quot;0000000&quot; &amp; TEXT(ROW();&quot;000&quot;)" office:value-type="string" office:string-value="0000000043" calcext:value-type="string">
            <text:p>0000000043</text:p>
          </table:table-cell>
          <table:table-cell office:value-type="string" calcext:value-type="string">
            <text:p>Не оствим ништа ни за птичице које се весело окупе око мене очекујући да ће за музичку пратњу које су приредили добити нешто.</text:p>
          </table:table-cell>
        </table:table-row>
        <table:table-row table:style-name="ro1">
          <table:table-cell table:formula="of:=&quot;0000000&quot; &amp; TEXT(ROW();&quot;000&quot;)" office:value-type="string" office:string-value="0000000044" calcext:value-type="string">
            <text:p>0000000044</text:p>
          </table:table-cell>
          <table:table-cell office:value-type="string" calcext:value-type="string">
            <text:p>Жао ми их је, али то је јаче од мене.</text:p>
          </table:table-cell>
        </table:table-row>
        <table:table-row table:style-name="ro1">
          <table:table-cell table:formula="of:=&quot;0000000&quot; &amp; TEXT(ROW();&quot;000&quot;)" office:value-type="string" office:string-value="0000000045" calcext:value-type="string">
            <text:p>0000000045</text:p>
          </table:table-cell>
          <table:table-cell office:value-type="string" calcext:value-type="string">
            <text:p>Обично им се одужим неком другом приликом кокицама или нечим сличним.</text:p>
          </table:table-cell>
        </table:table-row>
        <table:table-row table:style-name="ro1">
          <table:table-cell table:formula="of:=&quot;0000000&quot; &amp; TEXT(ROW();&quot;000&quot;)" office:value-type="string" office:string-value="0000000046" calcext:value-type="string">
            <text:p>0000000046</text:p>
          </table:table-cell>
          <table:table-cell office:value-type="string" calcext:value-type="string">
            <text:p>Када је лепиња поједена, папир згужвам у лоптицу и уједно њиме обришем руке и уста.</text:p>
          </table:table-cell>
        </table:table-row>
        <table:table-row table:style-name="ro1">
          <table:table-cell table:formula="of:=&quot;0000000&quot; &amp; TEXT(ROW();&quot;000&quot;)" office:value-type="string" office:string-value="0000000047" calcext:value-type="string">
            <text:p>0000000047</text:p>
          </table:table-cell>
          <table:table-cell office:value-type="string" calcext:value-type="string">
            <text:p>Мада сад често уз лепињу дају и салвете тај осећај грубог и мирисног пекарског папира је незаменљив.</text:p>
          </table:table-cell>
        </table:table-row>
        <table:table-row table:style-name="ro1">
          <table:table-cell table:formula="of:=&quot;0000000&quot; &amp; TEXT(ROW();&quot;000&quot;)" office:value-type="string" office:string-value="0000000048" calcext:value-type="string">
            <text:p>0000000048</text:p>
          </table:table-cell>
          <table:table-cell office:value-type="string" calcext:value-type="string">
            <text:p>Не устајем одмах, сачекам да се доручак мало слегне.</text:p>
          </table:table-cell>
        </table:table-row>
        <table:table-row table:style-name="ro1">
          <table:table-cell table:formula="of:=&quot;0000000&quot; &amp; TEXT(ROW();&quot;000&quot;)" office:value-type="string" office:string-value="0000000049" calcext:value-type="string">
            <text:p>0000000049</text:p>
          </table:table-cell>
          <table:table-cell office:value-type="string" calcext:value-type="string">
            <text:p>Уживам у топлом јутарњем сунцу, птичицама које још увек певају надајући се нечем, зеленишу око себе и ваздуху.</text:p>
          </table:table-cell>
        </table:table-row>
        <table:table-row table:style-name="ro1">
          <table:table-cell table:formula="of:=&quot;0000000&quot; &amp; TEXT(ROW();&quot;000&quot;)" office:value-type="string" office:string-value="0000000050" calcext:value-type="string">
            <text:p>0000000050</text:p>
          </table:table-cell>
          <table:table-cell office:value-type="string" calcext:value-type="string">
            <text:p>Ех, данашње јутро је баш право за једење лепиње.</text:p>
          </table:table-cell>
        </table:table-row>
        <table:table-row table:style-name="ro1">
          <table:table-cell table:formula="of:=&quot;0000000&quot; &amp; TEXT(ROW();&quot;000&quot;)" office:value-type="string" office:string-value="0000000051" calcext:value-type="string">
            <text:p>0000000051</text:p>
          </table:table-cell>
          <table:table-cell office:value-type="string" calcext:value-type="string">
            <text:p>Квалитетна објава захтева труд.</text:p>
          </table:table-cell>
        </table:table-row>
        <table:table-row table:style-name="ro1">
          <table:table-cell table:formula="of:=&quot;0000000&quot; &amp; TEXT(ROW();&quot;000&quot;)" office:value-type="string" office:string-value="0000000052" calcext:value-type="string">
            <text:p>0000000052</text:p>
          </table:table-cell>
          <table:table-cell office:value-type="string" calcext:value-type="string">
            <text:p>Неопходно је пружити тачну и потпуну информацију.</text:p>
          </table:table-cell>
        </table:table-row>
        <table:table-row table:style-name="ro1">
          <table:table-cell table:formula="of:=&quot;0000000&quot; &amp; TEXT(ROW();&quot;000&quot;)" office:value-type="string" office:string-value="0000000053" calcext:value-type="string">
            <text:p>0000000053</text:p>
          </table:table-cell>
          <table:table-cell office:value-type="string" calcext:value-type="string">
            <text:p>Интернет је посебно захетван јер осим што имате потенцијално велику публику она је и захтевна, нестрпљива и очекује од вас само квалитет, а ако није задовољна то ћете сазнати на најболнији начин, јер је на Интернету комуникација двосмерна.</text:p>
          </table:table-cell>
        </table:table-row>
        <table:table-row table:style-name="ro1">
          <table:table-cell table:formula="of:=&quot;0000000&quot; &amp; TEXT(ROW();&quot;000&quot;)" office:value-type="string" office:string-value="0000000054" calcext:value-type="string">
            <text:p>0000000054</text:p>
          </table:table-cell>
          <table:table-cell office:value-type="string" calcext:value-type="string">
            <text:p>Приликом припреме објаве треба водити рачуна шта је тема објаве, односно шта желите да саопштите и коме је то намењено. Садржај томе треба да буде прилагођен. Основни циљ је да читалац објаве разуме поруку коју сте желели да пренесете.</text:p>
          </table:table-cell>
        </table:table-row>
        <table:table-row table:style-name="ro1">
          <table:table-cell table:formula="of:=&quot;0000000&quot; &amp; TEXT(ROW();&quot;000&quot;)" office:value-type="string" office:string-value="0000000055" calcext:value-type="string">
            <text:p>0000000055</text:p>
          </table:table-cell>
          <table:table-cell office:value-type="string" calcext:value-type="string">
            <text:p>Објава да мора буде обимна да би била потпуна.</text:p>
          </table:table-cell>
        </table:table-row>
        <table:table-row table:style-name="ro1">
          <table:table-cell table:formula="of:=&quot;0000000&quot; &amp; TEXT(ROW();&quot;000&quot;)" office:value-type="string" office:string-value="0000000056" calcext:value-type="string">
            <text:p>0000000056</text:p>
          </table:table-cell>
          <table:table-cell office:value-type="string" calcext:value-type="string">
            <text:p>Могуће је и у мало речи рећи довољно.</text:p>
          </table:table-cell>
        </table:table-row>
        <table:table-row table:style-name="ro1">
          <table:table-cell table:formula="of:=&quot;0000000&quot; &amp; TEXT(ROW();&quot;000&quot;)" office:value-type="string" office:string-value="0000000057" calcext:value-type="string">
            <text:p>0000000057</text:p>
          </table:table-cell>
          <table:table-cell office:value-type="string" calcext:value-type="string">
            <text:p>Ипак, немојте скраћивати текст и чинити га непотпуним само да бисте уштедели на речима и простору.</text:p>
          </table:table-cell>
        </table:table-row>
        <table:table-row table:style-name="ro1">
          <table:table-cell table:formula="of:=&quot;0000000&quot; &amp; TEXT(ROW();&quot;000&quot;)" office:value-type="string" office:string-value="0000000058" calcext:value-type="string">
            <text:p>0000000058</text:p>
          </table:table-cell>
          <table:table-cell office:value-type="string" calcext:value-type="string">
            <text:p>Ако пишете о неком догађају, неопходно је да наведете о каквом догађају се ради, када се и где одржава (или је одржан), ко је организатор и коме је намењен.</text:p>
          </table:table-cell>
        </table:table-row>
        <table:table-row table:style-name="ro1">
          <table:table-cell table:formula="of:=&quot;0000000&quot; &amp; TEXT(ROW();&quot;000&quot;)" office:value-type="string" office:string-value="0000000059" calcext:value-type="string">
            <text:p>0000000059</text:p>
          </table:table-cell>
          <table:table-cell office:value-type="string" calcext:value-type="string">
            <text:p>Ако је за учешће потребно испунити неке услове а нарочито ако учешће изискује трошкове или постоје рокови за пријаву то треба обавезно навести.</text:p>
          </table:table-cell>
        </table:table-row>
        <table:table-row table:style-name="ro1">
          <table:table-cell table:formula="of:=&quot;0000000&quot; &amp; TEXT(ROW();&quot;000&quot;)" office:value-type="string" office:string-value="0000000060" calcext:value-type="string">
            <text:p>0000000060</text:p>
          </table:table-cell>
          <table:table-cell office:value-type="string" calcext:value-type="string">
            <text:p>Ако објавом упућујете читаоца да кликне на линк и оде на неку другу страну да би сазнао више детаља, то у тексту објаве треба да буде јасно а корисника кликом треба да оде баш тамо где је и очекивао да ће отићи.</text:p>
          </table:table-cell>
        </table:table-row>
        <table:table-row table:style-name="ro1">
          <table:table-cell table:formula="of:=&quot;0000000&quot; &amp; TEXT(ROW();&quot;000&quot;)" office:value-type="string" office:string-value="0000000061" calcext:value-type="string">
            <text:p>0000000061</text:p>
          </table:table-cell>
          <table:table-cell office:value-type="string" calcext:value-type="string">
            <text:p>На пример, ако пишете о догађају који неко организује, клик на линк треба да води на информације о том догађају (на пример на сајту организатора) а не на почетну страну сајта организатора.</text:p>
          </table:table-cell>
        </table:table-row>
        <table:table-row table:style-name="ro1">
          <table:table-cell table:formula="of:=&quot;0000000&quot; &amp; TEXT(ROW();&quot;000&quot;)" office:value-type="string" office:string-value="0000000062" calcext:value-type="string">
            <text:p>0000000062</text:p>
          </table:table-cell>
          <table:table-cell office:value-type="string" calcext:value-type="string">
            <text:p>Није добро ако читалац, када кликне на линк у тексту и отвори страну, мора да на тој страни тражи и кликне на неки други линк да би видео оно због чега је ту дошао.</text:p>
          </table:table-cell>
        </table:table-row>
        <table:table-row table:style-name="ro1">
          <table:table-cell table:formula="of:=&quot;0000000&quot; &amp; TEXT(ROW();&quot;000&quot;)" office:value-type="string" office:string-value="0000000063" calcext:value-type="string">
            <text:p>0000000063</text:p>
          </table:table-cell>
          <table:table-cell office:value-type="string" calcext:value-type="string">
            <text:p>Линк у тексту треба да га одведе тачно тамо где читалац очекује.</text:p>
          </table:table-cell>
        </table:table-row>
        <table:table-row table:style-name="ro1">
          <table:table-cell table:formula="of:=&quot;0000000&quot; &amp; TEXT(ROW();&quot;000&quot;)" office:value-type="string" office:string-value="0000000064" calcext:value-type="string">
            <text:p>0000000064</text:p>
          </table:table-cell>
          <table:table-cell office:value-type="string" calcext:value-type="string">
            <text:p>Нарочиту пажњу треба водити о употреби фотографија и илустрација.</text:p>
          </table:table-cell>
        </table:table-row>
        <table:table-row table:style-name="ro1">
          <table:table-cell table:formula="of:=&quot;0000000&quot; &amp; TEXT(ROW();&quot;000&quot;)" office:value-type="string" office:string-value="0000000065" calcext:value-type="string">
            <text:p>0000000065</text:p>
          </table:table-cell>
          <table:table-cell office:value-type="string" calcext:value-type="string">
            <text:p>Иако су некада фотографије и илустрације саме по себи довољне, то најчешће није случај.</text:p>
          </table:table-cell>
        </table:table-row>
        <table:table-row table:style-name="ro1">
          <table:table-cell table:formula="of:=&quot;0000000&quot; &amp; TEXT(ROW();&quot;000&quot;)" office:value-type="string" office:string-value="0000000066" calcext:value-type="string">
            <text:p>0000000066</text:p>
          </table:table-cell>
          <table:table-cell office:value-type="string" calcext:value-type="string">
            <text:p>Фотографије и илустрације по правилу треба употребљавати управо као илустрације текста објаве а не обрнуто.</text:p>
          </table:table-cell>
        </table:table-row>
        <table:table-row table:style-name="ro1">
          <table:table-cell table:formula="of:=&quot;0000000&quot; &amp; TEXT(ROW();&quot;000&quot;)" office:value-type="string" office:string-value="0000000067" calcext:value-type="string">
            <text:p>0000000067</text:p>
          </table:table-cell>
          <table:table-cell office:value-type="string" calcext:value-type="string">
            <text:p>Добро је уз илустрацију написати и кратак опис или објашњење.</text:p>
          </table:table-cell>
        </table:table-row>
        <table:table-row table:style-name="ro1">
          <table:table-cell table:formula="of:=&quot;0000000&quot; &amp; TEXT(ROW();&quot;000&quot;)" office:value-type="string" office:string-value="0000000068" calcext:value-type="string">
            <text:p>0000000068</text:p>
          </table:table-cell>
          <table:table-cell office:value-type="string" calcext:value-type="string">
            <text:p>Треба избегавати употребу великог броја фотографија.</text:p>
          </table:table-cell>
        </table:table-row>
        <table:table-row table:style-name="ro1">
          <table:table-cell table:formula="of:=&quot;0000000&quot; &amp; TEXT(ROW();&quot;000&quot;)" office:value-type="string" office:string-value="0000000069" calcext:value-type="string">
            <text:p>0000000069</text:p>
          </table:table-cell>
          <table:table-cell office:value-type="string" calcext:value-type="string">
            <text:p>Уз један уобичајен текст довољно је употребити једну до две фотографије, а већ преко четири се сматра превише.</text:p>
          </table:table-cell>
        </table:table-row>
        <table:table-row table:style-name="ro1">
          <table:table-cell table:formula="of:=&quot;0000000&quot; &amp; TEXT(ROW();&quot;000&quot;)" office:value-type="string" office:string-value="0000000070" calcext:value-type="string">
            <text:p>0000000070</text:p>
          </table:table-cell>
          <table:table-cell office:value-type="string" calcext:value-type="string">
            <text:p><text:s/>Наравно, ако су фотографије саме по себи информације, некада је потребно уврстити више њих.</text:p>
          </table:table-cell>
        </table:table-row>
        <table:table-row table:style-name="ro1">
          <table:table-cell table:formula="of:=&quot;0000000&quot; &amp; TEXT(ROW();&quot;000&quot;)" office:value-type="string" office:string-value="0000000071" calcext:value-type="string">
            <text:p>0000000071</text:p>
          </table:table-cell>
          <table:table-cell office:value-type="string" calcext:value-type="string">
            <text:p>Ако пишете о неком догађају који је завршен, често сте у (не)прилици да имате велики број фотографија са тог догађаја.</text:p>
          </table:table-cell>
        </table:table-row>
        <table:table-row table:style-name="ro1">
          <table:table-cell table:formula="of:=&quot;0000000&quot; &amp; TEXT(ROW();&quot;000&quot;)" office:value-type="string" office:string-value="0000000072" calcext:value-type="string">
            <text:p>0000000072</text:p>
          </table:table-cell>
          <table:table-cell office:value-type="string" calcext:value-type="string">
            <text:p>Неопходно је да направите избор.</text:p>
          </table:table-cell>
        </table:table-row>
        <table:table-row table:style-name="ro1">
          <table:table-cell table:formula="of:=&quot;0000000&quot; &amp; TEXT(ROW();&quot;000&quot;)" office:value-type="string" office:string-value="0000000073" calcext:value-type="string">
            <text:p>0000000073</text:p>
          </table:table-cell>
          <table:table-cell office:value-type="string" calcext:value-type="string">
            <text:p>Ако не можете да изаберете највише четири фотографије, већ их је више, онда настојте да те фотографије буду различите и да као целина дају неку заокружену причу.</text:p>
          </table:table-cell>
        </table:table-row>
        <table:table-row table:style-name="ro1">
          <table:table-cell table:formula="of:=&quot;0000000&quot; &amp; TEXT(ROW();&quot;000&quot;)" office:value-type="string" office:string-value="0000000074" calcext:value-type="string">
            <text:p>0000000074</text:p>
          </table:table-cell>
          <table:table-cell office:value-type="string" calcext:value-type="string">
            <text:p>Нарочито избегавајте фотографије којима се понављају сличне сцене и оне које су „ухватиле“ људе у неприкладним или естетски лошим позама.</text:p>
          </table:table-cell>
        </table:table-row>
        <table:table-row table:style-name="ro1">
          <table:table-cell table:formula="of:=&quot;0000000&quot; &amp; TEXT(ROW();&quot;000&quot;)" office:value-type="string" office:string-value="0000000075" calcext:value-type="string">
            <text:p>0000000075</text:p>
          </table:table-cell>
          <table:table-cell office:value-type="string" calcext:value-type="string">
            <text:p>И не заборавите, уз слике је потребно да напишете и причу која обухвата све те фотографије, а добро је и да сваку фотографију прокоментаришете посебно.</text:p>
          </table:table-cell>
        </table:table-row>
        <table:table-row table:style-name="ro1">
          <table:table-cell table:formula="of:=&quot;0000000&quot; &amp; TEXT(ROW();&quot;000&quot;)" office:value-type="string" office:string-value="0000000076" calcext:value-type="string">
            <text:p>0000000076</text:p>
          </table:table-cell>
          <table:table-cell office:value-type="string" calcext:value-type="string">
            <text:p>За такву врсту објава најбоље је употребити фото албум, тако да се главна прича може повезати за цео фото-албум али и додати опис за сваку појединачну фотографију.</text:p>
          </table:table-cell>
        </table:table-row>
        <table:table-row table:style-name="ro1">
          <table:table-cell table:formula="of:=&quot;0000000&quot; &amp; TEXT(ROW();&quot;000&quot;)" office:value-type="string" office:string-value="0000000077" calcext:value-type="string">
            <text:p>0000000077</text:p>
          </table:table-cell>
          <table:table-cell office:value-type="string" calcext:value-type="string">
            <text:p>Ако уместо свега тога само поставите “стотину” фотографија које ста „истресли“ из фотоапарата, оне ће можда бити интересантне само особама које су на њима.</text:p>
          </table:table-cell>
        </table:table-row>
        <table:table-row table:style-name="ro1">
          <table:table-cell table:formula="of:=&quot;0000000&quot; &amp; TEXT(ROW();&quot;000&quot;)" office:value-type="string" office:string-value="0000000078" calcext:value-type="string">
            <text:p>0000000078</text:p>
          </table:table-cell>
          <table:table-cell office:value-type="string" calcext:value-type="string">
            <text:p>Онима који нису присуствовали догађају или и не знају о чему се тачно ради, такво објављене фотографије неће бити занимљиве.</text:p>
          </table:table-cell>
        </table:table-row>
        <table:table-row table:style-name="ro1">
          <table:table-cell table:formula="of:=&quot;0000000&quot; &amp; TEXT(ROW();&quot;000&quot;)" office:value-type="string" office:string-value="0000000079" calcext:value-type="string">
            <text:p>0000000079</text:p>
          </table:table-cell>
          <table:table-cell office:value-type="string" calcext:value-type="string">
            <text:p>Штавише, биће им досадно да их прегледају, нарочито ако нисте направили избор па да су бар разноврсне.</text:p>
          </table:table-cell>
        </table:table-row>
        <table:table-row table:style-name="ro1">
          <table:table-cell table:formula="of:=&quot;0000000&quot; &amp; TEXT(ROW();&quot;000&quot;)" office:value-type="string" office:string-value="0000000080" calcext:value-type="string">
            <text:p>0000000080</text:p>
          </table:table-cell>
          <table:table-cell office:value-type="string" calcext:value-type="string">
            <text:p>Ако пишете о некој самоградњи настојте да у тексту дате довољно објашњења и упутстава и илустрација не само да заинтересујете друге за то то сте урадили већ и да им омогућите да можда и они направе нешто слично.</text:p>
          </table:table-cell>
        </table:table-row>
        <table:table-row table:style-name="ro1">
          <table:table-cell table:formula="of:=&quot;0000000&quot; &amp; TEXT(ROW();&quot;000&quot;)" office:value-type="string" office:string-value="0000000081" calcext:value-type="string">
            <text:p>0000000081</text:p>
          </table:table-cell>
          <table:table-cell office:value-type="string" calcext:value-type="string">
            <text:p>Није прича да сте нешто направили него како сте то урадили.</text:p>
          </table:table-cell>
        </table:table-row>
        <table:table-row table:style-name="ro1">
          <table:table-cell table:formula="of:=&quot;0000000&quot; &amp; TEXT(ROW();&quot;000&quot;)" office:value-type="string" office:string-value="0000000082" calcext:value-type="string">
            <text:p>0000000082</text:p>
          </table:table-cell>
          <table:table-cell office:value-type="string" calcext:value-type="string">
            <text:p>Ако пишете упутство нека оно буде потпуно.</text:p>
          </table:table-cell>
        </table:table-row>
        <table:table-row table:style-name="ro1">
          <table:table-cell table:formula="of:=&quot;0000000&quot; &amp; TEXT(ROW();&quot;000&quot;)" office:value-type="string" office:string-value="0000000083" calcext:value-type="string">
            <text:p>0000000083</text:p>
          </table:table-cell>
          <table:table-cell office:value-type="string" calcext:value-type="string">
            <text:p>Ако сте на почетку навели да ћете нешто да објасните, онда то стварно и урадите до краја текста.</text:p>
          </table:table-cell>
        </table:table-row>
        <table:table-row table:style-name="ro1">
          <table:table-cell table:formula="of:=&quot;0000000&quot; &amp; TEXT(ROW();&quot;000&quot;)" office:value-type="string" office:string-value="0000000084" calcext:value-type="string">
            <text:p>0000000084</text:p>
          </table:table-cell>
          <table:table-cell office:value-type="string" calcext:value-type="string">
            <text:p>Немојте давати половична и непотпуна објашњења а нарочито не погрешна.</text:p>
          </table:table-cell>
        </table:table-row>
        <table:table-row table:style-name="ro1">
          <table:table-cell table:formula="of:=&quot;0000000&quot; &amp; TEXT(ROW();&quot;000&quot;)" office:value-type="string" office:string-value="0000000085" calcext:value-type="string">
            <text:p>0000000085</text:p>
          </table:table-cell>
          <table:table-cell office:value-type="string" calcext:value-type="string">
            <text:p>Ако пишете о некој конкретној особи потрудите се да текст илуструјете фотографијом те особе, најбоље у неком окружењу које је у контексту целе приче.</text:p>
          </table:table-cell>
        </table:table-row>
        <table:table-row table:style-name="ro1">
          <table:table-cell table:formula="of:=&quot;0000000&quot; &amp; TEXT(ROW();&quot;000&quot;)" office:value-type="string" office:string-value="0000000086" calcext:value-type="string">
            <text:p>0000000086</text:p>
          </table:table-cell>
          <table:table-cell office:value-type="string" calcext:value-type="string">
            <text:p>Ако пишете о томе како је неко остварио успех у такмичењу, згодно је приказати фотографију те особе са дипломом или освојеним пехаром. </text:p>
          </table:table-cell>
        </table:table-row>
        <table:table-row table:style-name="ro1">
          <table:table-cell table:formula="of:=&quot;0000000&quot; &amp; TEXT(ROW();&quot;000&quot;)" office:value-type="string" office:string-value="0000000087" calcext:value-type="string">
            <text:p>0000000087</text:p>
          </table:table-cell>
          <table:table-cell office:value-type="string" calcext:value-type="string">
            <text:p>Ако пишете о томе како је неко нешто направио, добро је ставити фотографију те особе са тим што је направио и слично.</text:p>
          </table:table-cell>
        </table:table-row>
        <table:table-row table:style-name="ro1">
          <table:table-cell table:formula="of:=&quot;0000000&quot; &amp; TEXT(ROW();&quot;000&quot;)" office:value-type="string" office:string-value="0000000088" calcext:value-type="string">
            <text:p>0000000088</text:p>
          </table:table-cell>
          <table:table-cell office:value-type="string" calcext:value-type="string">
            <text:p>Ако пишете о неком производу, немојте то свести на пуку рекламу.</text:p>
          </table:table-cell>
        </table:table-row>
        <table:table-row table:style-name="ro1">
          <table:table-cell table:formula="of:=&quot;0000000&quot; &amp; TEXT(ROW();&quot;000&quot;)" office:value-type="string" office:string-value="0000000089" calcext:value-type="string">
            <text:p>0000000089</text:p>
          </table:table-cell>
          <table:table-cell office:value-type="string" calcext:value-type="string">
            <text:p>Направите причу о томе зашто вам је тај производ интересантан, како сте га употребили, колико вам је користан, можете чак и рећи где сте га купили и по којој цени.</text:p>
          </table:table-cell>
        </table:table-row>
        <table:table-row table:style-name="ro1">
          <table:table-cell table:formula="of:=&quot;0000000&quot; &amp; TEXT(ROW();&quot;000&quot;)" office:value-type="string" office:string-value="0000000090" calcext:value-type="string">
            <text:p>0000000090</text:p>
          </table:table-cell>
          <table:table-cell office:value-type="string" calcext:value-type="string">
            <text:p>Само немојте да правите објаву са једином намером да наведете где то има да се купи и по којој цени.</text:p>
          </table:table-cell>
        </table:table-row>
        <table:table-row table:style-name="ro1">
          <table:table-cell table:formula="of:=&quot;0000000&quot; &amp; TEXT(ROW();&quot;000&quot;)" office:value-type="string" office:string-value="0000000091" calcext:value-type="string">
            <text:p>0000000091</text:p>
          </table:table-cell>
          <table:table-cell office:value-type="string" calcext:value-type="string">
            <text:p>Нико не воли рекламе.</text:p>
          </table:table-cell>
        </table:table-row>
        <table:table-row table:style-name="ro1">
          <table:table-cell table:formula="of:=&quot;0000000&quot; &amp; TEXT(ROW();&quot;000&quot;)" office:value-type="string" office:string-value="0000000092" calcext:value-type="string">
            <text:p>0000000092</text:p>
          </table:table-cell>
          <table:table-cell office:value-type="string" calcext:value-type="string">
            <text:p>Немојте писати објаве којима је једини циљ да наведу читаоца да кликне на линк и погледа нешто друго, поготово ако се ради о очигледној промоцији и поготово ако из објаве није очигледно шта се налази на понуђеном линку.</text:p>
          </table:table-cell>
        </table:table-row>
        <table:table-row table:style-name="ro1">
          <table:table-cell table:formula="of:=&quot;0000000&quot; &amp; TEXT(ROW();&quot;000&quot;)" office:value-type="string" office:string-value="0000000093" calcext:value-type="string">
            <text:p>0000000093</text:p>
          </table:table-cell>
          <table:table-cell office:value-type="string" calcext:value-type="string">
            <text:p>Читаоца можете придобити само ако сте искрени и поштени према њему.</text:p>
          </table:table-cell>
        </table:table-row>
        <table:table-row table:style-name="ro1">
          <table:table-cell table:formula="of:=&quot;0000000&quot; &amp; TEXT(ROW();&quot;000&quot;)" office:value-type="string" office:string-value="0000000094" calcext:value-type="string">
            <text:p>0000000094</text:p>
          </table:table-cell>
          <table:table-cell office:value-type="string" calcext:value-type="string">
            <text:p>Сваки покушај да га „намамите“ да уради нешто што иначе не би урадио да му је одмах јасно о чему се ради ће вам се на крају обити о главу.</text:p>
          </table:table-cell>
        </table:table-row>
        <table:table-row table:style-name="ro1">
          <table:table-cell table:formula="of:=&quot;0000000&quot; &amp; TEXT(ROW();&quot;000&quot;)" office:value-type="string" office:string-value="0000000095" calcext:value-type="string">
            <text:p>0000000095</text:p>
          </table:table-cell>
          <table:table-cell office:value-type="string" calcext:value-type="string">
            <text:p>Завршени су радови на преуређењу платоа испред Градске куће у Ужицу.</text:p>
          </table:table-cell>
        </table:table-row>
        <table:table-row table:style-name="ro1">
          <table:table-cell table:formula="of:=&quot;0000000&quot; &amp; TEXT(ROW();&quot;000&quot;)" office:value-type="string" office:string-value="0000000096" calcext:value-type="string">
            <text:p>0000000096</text:p>
          </table:table-cell>
          <table:table-cell office:value-type="string" calcext:value-type="string">
            <text:p>Назвали су га Склавковим платоом.</text:p>
          </table:table-cell>
        </table:table-row>
        <table:table-row table:style-name="ro1">
          <table:table-cell table:formula="of:=&quot;0000000&quot; &amp; TEXT(ROW();&quot;000&quot;)" office:value-type="string" office:string-value="0000000097" calcext:value-type="string">
            <text:p>0000000097</text:p>
          </table:table-cell>
          <table:table-cell office:value-type="string" calcext:value-type="string">
            <text:p>А за мене ће то увек бити плато Радничког батаљона.</text:p>
          </table:table-cell>
        </table:table-row>
        <table:table-row table:style-name="ro1">
          <table:table-cell table:formula="of:=&quot;0000000&quot; &amp; TEXT(ROW();&quot;000&quot;)" office:value-type="string" office:string-value="0000000098" calcext:value-type="string">
            <text:p>0000000098</text:p>
          </table:table-cell>
          <table:table-cell office:value-type="string" calcext:value-type="string">
            <text:p>На том месту су они стали у строј и ћутке, по хладноћи, полугладни и полуодевени, у себи се поздрављали се са својима, са богом и са самим собом, јер су знали на какав задатак иду и због чега иду.</text:p>
          </table:table-cell>
        </table:table-row>
        <table:table-row table:style-name="ro1">
          <table:table-cell table:formula="of:=&quot;0000000&quot; &amp; TEXT(ROW();&quot;000&quot;)" office:value-type="string" office:string-value="0000000099" calcext:value-type="string">
            <text:p>0000000099</text:p>
          </table:table-cell>
          <table:table-cell office:value-type="string" calcext:value-type="string">
            <text:p>И отишли су, обични сељаци, радници и шегрти, отишли су право у историју.</text:p>
          </table:table-cell>
        </table:table-row>
        <table:table-row table:style-name="ro1">
          <table:table-cell table:formula="of:=&quot;0000000&quot; &amp; TEXT(ROW();&quot;000&quot;)" office:value-type="string" office:string-value="0000000100" calcext:value-type="string">
            <text:p>0000000100</text:p>
          </table:table-cell>
          <table:table-cell office:value-type="string" calcext:value-type="string">
            <text:p>Споменик њима не треба.</text:p>
          </table:table-cell>
        </table:table-row>
        <table:table-row table:style-name="ro1">
          <table:table-cell table:formula="of:=&quot;0000000&quot; &amp; TEXT(ROW();&quot;000&quot;)" office:value-type="string" office:string-value="0000000101" calcext:value-type="string">
            <text:p>0000000101</text:p>
          </table:table-cell>
          <table:table-cell office:value-type="string" calcext:value-type="string">
            <text:p>Треба нама, да их не заборавимо и заменимо неким кога је жена поменула на признаници за дуг.</text:p>
          </table:table-cell>
        </table:table-row>
        <table:table-row table:style-name="ro1">
          <table:table-cell table:formula="of:=&quot;0000000&quot; &amp; TEXT(ROW();&quot;000&quot;)" office:value-type="string" office:string-value="0000000102" calcext:value-type="string">
            <text:p>0000000102</text:p>
          </table:table-cell>
          <table:table-cell office:value-type="string" calcext:value-type="string">
            <text:p>Хука ветра кроз разрушене зидине стапа се са жубором Ђетиње подсећајући на прошла времена.</text:p>
          </table:table-cell>
        </table:table-row>
        <table:table-row table:style-name="ro1">
          <table:table-cell table:formula="of:=&quot;0000000&quot; &amp; TEXT(ROW();&quot;000&quot;)" office:value-type="string" office:string-value="0000000103" calcext:value-type="string">
            <text:p>0000000103</text:p>
          </table:table-cell>
          <table:table-cell office:value-type="string" calcext:value-type="string">
            <text:p>Тек понеки топот камена под ногом буди дух спокоја и заборављене прошлости.</text:p>
          </table:table-cell>
        </table:table-row>
        <table:table-row table:style-name="ro1">
          <table:table-cell table:formula="of:=&quot;0000000&quot; &amp; TEXT(ROW();&quot;000&quot;)" office:value-type="string" office:string-value="0000000104" calcext:value-type="string">
            <text:p>0000000104</text:p>
          </table:table-cell>
          <table:table-cell office:value-type="string" calcext:value-type="string">
            <text:p>Лаганим кораком ходим празнином између јаве и сна, и, помало наслућујем да пролазим границе од некад ка сад и ономе што ће тек бити.</text:p>
          </table:table-cell>
        </table:table-row>
        <table:table-row table:style-name="ro1">
          <table:table-cell table:formula="of:=&quot;0000000&quot; &amp; TEXT(ROW();&quot;000&quot;)" office:value-type="string" office:string-value="0000000105" calcext:value-type="string">
            <text:p>0000000105</text:p>
          </table:table-cell>
          <table:table-cell office:value-type="string" calcext:value-type="string">
            <text:p>Ток мисли не успева да прати нејасан ток времена.</text:p>
          </table:table-cell>
        </table:table-row>
        <table:table-row table:style-name="ro1">
          <table:table-cell table:formula="of:=&quot;0000000&quot; &amp; TEXT(ROW();&quot;000&quot;)" office:value-type="string" office:string-value="0000000106" calcext:value-type="string">
            <text:p>0000000106</text:p>
          </table:table-cell>
          <table:table-cell office:value-type="string" calcext:value-type="string">
            <text:p>Све је пролазно и од свега остане само разрушен камен као спомен и опомена.</text:p>
          </table:table-cell>
        </table:table-row>
        <table:table-row table:style-name="ro1">
          <table:table-cell table:formula="of:=&quot;0000000&quot; &amp; TEXT(ROW();&quot;000&quot;)" office:value-type="string" office:string-value="0000000107" calcext:value-type="string">
            <text:p>0000000107</text:p>
          </table:table-cell>
          <table:table-cell office:value-type="string" calcext:value-type="string">
            <text:p>Многи се представају као паметни зато што имају рачунар.</text:p>
          </table:table-cell>
        </table:table-row>
        <table:table-row table:style-name="ro1">
          <table:table-cell table:formula="of:=&quot;0000000&quot; &amp; TEXT(ROW();&quot;000&quot;)" office:value-type="string" office:string-value="0000000108" calcext:value-type="string">
            <text:p>0000000108</text:p>
          </table:table-cell>
          <table:table-cell office:value-type="string" calcext:value-type="string">
            <text:p>Заборављају да се тек без рачунара покаже ко је заиста паметан. </text:p>
          </table:table-cell>
        </table:table-row>
        <table:table-row table:style-name="ro1">
          <table:table-cell table:formula="of:=&quot;0000000&quot; &amp; TEXT(ROW();&quot;000&quot;)" office:value-type="string" office:string-value="0000000109" calcext:value-type="string">
            <text:p>0000000109</text:p>
          </table:table-cell>
          <table:table-cell office:value-type="string" calcext:value-type="string">
            <text:p>Данас је био врео дан, бар сам тако чуо на радију.</text:p>
          </table:table-cell>
        </table:table-row>
        <table:table-row table:style-name="ro1">
          <table:table-cell table:formula="of:=&quot;0000000&quot; &amp; TEXT(ROW();&quot;000&quot;)" office:value-type="string" office:string-value="0000000110" calcext:value-type="string">
            <text:p>0000000110</text:p>
          </table:table-cell>
          <table:table-cell office:value-type="string" calcext:value-type="string">
            <text:p>Мени је био сјајан, свеж и окрепљујућ.</text:p>
          </table:table-cell>
        </table:table-row>
        <table:table-row table:style-name="ro1">
          <table:table-cell table:formula="of:=&quot;0000000&quot; &amp; TEXT(ROW();&quot;000&quot;)" office:value-type="string" office:string-value="0000000111" calcext:value-type="string">
            <text:p>0000000111</text:p>
          </table:table-cell>
          <table:table-cell office:value-type="string" calcext:value-type="string">
            <text:p>Толико је било добро да сам морао да то поделим са вама.</text:p>
          </table:table-cell>
        </table:table-row>
        <table:table-row table:style-name="ro1">
          <table:table-cell table:formula="of:=&quot;0000000&quot; &amp; TEXT(ROW();&quot;000&quot;)" office:value-type="string" office:string-value="0000000112" calcext:value-type="string">
            <text:p>0000000112</text:p>
          </table:table-cell>
          <table:table-cell office:value-type="string" calcext:value-type="string">
            <text:p>Реку Велики Рзав познајем одавно.</text:p>
          </table:table-cell>
        </table:table-row>
        <table:table-row table:style-name="ro1">
          <table:table-cell table:formula="of:=&quot;0000000&quot; &amp; TEXT(ROW();&quot;000&quot;)" office:value-type="string" office:string-value="0000000113" calcext:value-type="string">
            <text:p>0000000113</text:p>
          </table:table-cell>
          <table:table-cell office:value-type="string" calcext:value-type="string">
            <text:p>Бије је добар глас да је чиста, питка, богата разноврсним садржајима од кањона, слапова, великог броја притока, уме да буде дивља и кротка, како где, а понајпре очарава лепотом.</text:p>
          </table:table-cell>
        </table:table-row>
        <table:table-row table:style-name="ro1">
          <table:table-cell table:formula="of:=&quot;0000000&quot; &amp; TEXT(ROW();&quot;000&quot;)" office:value-type="string" office:string-value="0000000114" calcext:value-type="string">
            <text:p>0000000114</text:p>
          </table:table-cell>
          <table:table-cell office:value-type="string" calcext:value-type="string">
            <text:p>Данас сам је упознао на другачији начин – купајући се.</text:p>
          </table:table-cell>
        </table:table-row>
        <table:table-row table:style-name="ro1">
          <table:table-cell table:formula="of:=&quot;0000000&quot; &amp; TEXT(ROW();&quot;000&quot;)" office:value-type="string" office:string-value="0000000115" calcext:value-type="string">
            <text:p>0000000115</text:p>
          </table:table-cell>
          <table:table-cell office:value-type="string" calcext:value-type="string">
            <text:p>Иако нисам неки љубитељ купања, једва сам могао да се натерам да изађем из воде.</text:p>
          </table:table-cell>
        </table:table-row>
        <table:table-row table:style-name="ro1">
          <table:table-cell table:formula="of:=&quot;0000000&quot; &amp; TEXT(ROW();&quot;000&quot;)" office:value-type="string" office:string-value="0000000116" calcext:value-type="string">
            <text:p>0000000116</text:p>
          </table:table-cell>
          <table:table-cell office:value-type="string" calcext:value-type="string">
            <text:p>Ви што сте се данас кували међ’ бетоном и на асфалту, и треба да ми завидите.</text:p>
          </table:table-cell>
        </table:table-row>
        <table:table-row table:style-name="ro1">
          <table:table-cell table:formula="of:=&quot;0000000&quot; &amp; TEXT(ROW();&quot;000&quot;)" office:value-type="string" office:string-value="0000000117" calcext:value-type="string">
            <text:p>0000000117</text:p>
          </table:table-cell>
          <table:table-cell office:value-type="string" calcext:value-type="string">
            <text:p>Јашта!</text:p>
          </table:table-cell>
        </table:table-row>
        <table:table-row table:style-name="ro1">
          <table:table-cell table:formula="of:=&quot;0000000&quot; &amp; TEXT(ROW();&quot;000&quot;)" office:value-type="string" office:string-value="0000000118" calcext:value-type="string">
            <text:p>0000000118</text:p>
          </table:table-cell>
          <table:table-cell office:value-type="string" calcext:value-type="string">
            <text:p>Окупана сунцем, ушушкана снегом, успавана тишином, Јелова гора снева следеће лето.</text:p>
          </table:table-cell>
        </table:table-row>
        <table:table-row table:style-name="ro1">
          <table:table-cell table:formula="of:=&quot;0000000&quot; &amp; TEXT(ROW();&quot;000&quot;)" office:value-type="string" office:string-value="0000000119" calcext:value-type="string">
            <text:p>0000000119</text:p>
          </table:table-cell>
          <table:table-cell office:value-type="string" calcext:value-type="string">
            <text:p>Само поток жубори.</text:p>
          </table:table-cell>
        </table:table-row>
        <table:table-row table:style-name="ro1">
          <table:table-cell table:formula="of:=&quot;0000000&quot; &amp; TEXT(ROW();&quot;000&quot;)" office:value-type="string" office:string-value="0000000120" calcext:value-type="string">
            <text:p>0000000120</text:p>
          </table:table-cell>
          <table:table-cell office:value-type="string" calcext:value-type="string">
            <text:p>За усавршавање технике отпремања Морзеове телеграфије потребно је одвојити доста времена за вежбање.</text:p>
          </table:table-cell>
        </table:table-row>
        <table:table-row table:style-name="ro1">
          <table:table-cell table:formula="of:=&quot;0000000&quot; &amp; TEXT(ROW();&quot;000&quot;)" office:value-type="string" office:string-value="0000000121" calcext:value-type="string">
            <text:p>0000000121</text:p>
          </table:table-cell>
          <table:table-cell office:value-type="string" calcext:value-type="string">
            <text:p>Згодно је ако то можете да радите кад год имате времена.</text:p>
          </table:table-cell>
        </table:table-row>
        <table:table-row table:style-name="ro1">
          <table:table-cell table:formula="of:=&quot;0000000&quot; &amp; TEXT(ROW();&quot;000&quot;)" office:value-type="string" office:string-value="0000000122" calcext:value-type="string">
            <text:p>0000000122</text:p>
          </table:table-cell>
          <table:table-cell office:value-type="string" calcext:value-type="string">
            <text:p>За то су вам потребни ручни тастер или ручица и тонски генератор.</text:p>
          </table:table-cell>
        </table:table-row>
        <table:table-row table:style-name="ro1">
          <table:table-cell table:formula="of:=&quot;0000000&quot; &amp; TEXT(ROW();&quot;000&quot;)" office:value-type="string" office:string-value="0000000123" calcext:value-type="string">
            <text:p>0000000123</text:p>
          </table:table-cell>
          <table:table-cell office:value-type="string" calcext:value-type="string">
            <text:p>Тастер и ручица се набаве (сваки радио-аматер ваљда то већ има) а као тонски генератор се обично користи радио-станица или, ко се бави електроником, може и да направи.</text:p>
          </table:table-cell>
        </table:table-row>
        <table:table-row table:style-name="ro1">
          <table:table-cell table:formula="of:=&quot;0000000&quot; &amp; TEXT(ROW();&quot;000&quot;)" office:value-type="string" office:string-value="0000000124" calcext:value-type="string">
            <text:p>0000000124</text:p>
          </table:table-cell>
          <table:table-cell office:value-type="string" calcext:value-type="string">
            <text:p>Међутим, ако имате рачунар, он може такође да заврши посао.</text:p>
          </table:table-cell>
        </table:table-row>
        <table:table-row table:style-name="ro1">
          <table:table-cell table:formula="of:=&quot;0000000&quot; &amp; TEXT(ROW();&quot;000&quot;)" office:value-type="string" office:string-value="0000000125" calcext:value-type="string">
            <text:p>0000000125</text:p>
          </table:table-cell>
          <table:table-cell office:value-type="string" calcext:value-type="string">
            <text:p>Постоји неколико програма који раде као тонски генератори а тастер и ручицу на рачунар повезујете преко серијског прикључка на рачунару.</text:p>
          </table:table-cell>
        </table:table-row>
        <table:table-row table:style-name="ro1">
          <table:table-cell table:formula="of:=&quot;0000000&quot; &amp; TEXT(ROW();&quot;000&quot;)" office:value-type="string" office:string-value="0000000126" calcext:value-type="string">
            <text:p>0000000126</text:p>
          </table:table-cell>
          <table:table-cell office:value-type="string" calcext:value-type="string">
            <text:p>Занимљива је и могућност да, ако се преко серијског прикључка на рачунар повеже радио-станица, програм тастује станицу Морзеовим кодом.</text:p>
          </table:table-cell>
        </table:table-row>
        <table:table-row table:style-name="ro1">
          <table:table-cell table:formula="of:=&quot;0000000&quot; &amp; TEXT(ROW();&quot;000&quot;)" office:value-type="string" office:string-value="0000000127" calcext:value-type="string">
            <text:p>0000000127</text:p>
          </table:table-cell>
          <table:table-cell office:value-type="string" calcext:value-type="string">
            <text:p>Тако рачунар може да послужи као електронски тастер са ручицама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fo:language="sr" fo:country="R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8:33:29.967000000</meta:creation-date>
    <dc:date>2024-02-23T19:01:39.670000000</dc:date>
    <meta:editing-duration>PT28M7S</meta:editing-duration>
    <meta:editing-cycles>10</meta:editing-cycles>
    <meta:generator>LibreOffice/7.5.9.2$Windows_X86_64 LibreOffice_project/cdeefe45c17511d326101eed8008ac4092f278a9</meta:generator>
    <meta:document-statistic meta:table-count="1" meta:cell-count="254" meta:object-count="0"/>
  </office:meta>
</office:document-meta>
</file>